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6"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7" style:family="paragraph" style:parent-style-name="Standard">
      <style:text-properties style:font-name="Arial1"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19"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0" style:family="paragraph" style:parent-style-name="Standard">
      <style:paragraph-properties>
        <style:tab-stops>
          <style:tab-stop style:position="0.609cm"/>
        </style:tab-stops>
      </style:paragraph-properties>
      <style:text-properties style:font-name="Arial1" fo:background-color="transparent"/>
    </style:style>
    <style:style style:name="P21"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2"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4" style:family="paragraph" style:parent-style-name="Standard">
      <style:paragraph-properties>
        <style:tab-stops>
          <style:tab-stop style:position="0.609cm"/>
        </style:tab-stops>
      </style:paragraph-properties>
      <style:text-properties style:font-name="Arial" fo:background-color="transparent"/>
    </style:style>
    <style:style style:name="P25"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0"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3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Table_20_Heading">
      <style:text-properties style:font-name="Arial1" fo:font-size="10pt" style:font-size-asian="10pt" style:font-size-complex="10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37"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3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Table_20_Contents">
      <style:text-properties style:font-name="Arial1" fo:font-size="10pt" style:font-size-asian="10pt" style:font-size-complex="10pt"/>
    </style:style>
    <style:style style:name="P40" style:family="paragraph" style:parent-style-name="Heading_20_1">
      <style:text-properties fo:font-size="16pt" style:font-size-asian="16pt" style:font-size-complex="16pt"/>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1">A2 applications classification</text:p>
      <text:p text:style-name="P37">1<text:span text:style-name="T2">st</text:span> draft Feb. 12, 2009 – work in progress</text:p>
      <text:p text:style-name="P37">Corrections and comments are encouraged</text:p>
      <text:p text:style-name="P20"/>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3">Desktop and desktop navigation<text:tab/>4</text:p>
          <text:p text:style-name="P33">A2 customization with Configuration.XML<text:tab/>5</text:p>
          <text:p text:style-name="P33">Installation<text:tab/>6</text:p>
          <text:p text:style-name="P34">Installer<text:tab/>6</text:p>
          <text:p text:style-name="P34">Partitions framework<text:tab/>6</text:p>
          <text:p text:style-name="P33">Desktop and customization<text:tab/>6</text:p>
          <text:p text:style-name="P34">Main menu<text:tab/>6</text:p>
          <text:p text:style-name="P34">Desktop save/restore mechanism (not on the GUI)<text:tab/>7</text:p>
          <text:p text:style-name="P34">Virtual desktop navigate commands<text:tab/>7</text:p>
          <text:p text:style-name="P34">Hot key definitions for controlling the GUI<text:tab/>8</text:p>
          <text:p text:style-name="P34">Navigator<text:tab/>10</text:p>
          <text:p text:style-name="P34">Skin editor<text:tab/>11</text:p>
          <text:p text:style-name="P35">Bluebottle Skin Language (BSL) definition<text:tab/>12</text:p>
          <text:p text:style-name="P34">Skin engine (not on the GUI)<text:tab/>12</text:p>
          <text:p text:style-name="P34">Skin loader<text:tab/>13</text:p>
          <text:p text:style-name="P34">Backdrop installer<text:tab/>14</text:p>
          <text:p text:style-name="P34">Backdrop loader<text:tab/>14</text:p>
          <text:p text:style-name="P33">Editors and font services<text:tab/>14</text:p>
          <text:p text:style-name="P34">Simple text editor<text:tab/>16</text:p>
          <text:p text:style-name="P35">Editing with mouse commands<text:tab/>16</text:p>
          <text:p text:style-name="P35">Editing with keyboard commands<text:tab/>17</text:p>
          <text:p text:style-name="P34">Program editing and compilation tool<text:tab/>18</text:p>
          <text:p text:style-name="P34">Desktop publishing editor<text:tab/>18</text:p>
          <text:p text:style-name="P34">Useful hot keys commands (not on the GUI)<text:tab/>19</text:p>
          <text:p text:style-name="P34">OpenType True Type Fonts (TTF) detector (not on the GUI)<text:tab/>19</text:p>
          <text:p text:style-name="P35">Bitstream Vera<text:tab/>19</text:p>
          <text:p text:style-name="P35">Scriptorium Benevento<text:tab/>20</text:p>
          <text:p text:style-name="P34">Complete Unicode table<text:tab/>20</text:p>
          <text:p text:style-name="P34">Unicode marker tool<text:tab/>20</text:p>
          <text:p text:style-name="P34">Cyberbit TTF downloader<text:tab/>21</text:p>
          <text:p text:style-name="P35">Bitstream Cyberbit<text:tab/>21</text:p>
          <text:p text:style-name="P34">Hobbes' Chinese tool - Chinese character identifier<text:tab/>22</text:p>
          <text:p text:style-name="P34">Chinese Composite Glyphs - CCG<text:tab/>22</text:p>
          <text:p text:style-name="P33">Utilities<text:tab/>22</text:p>
          <text:p text:style-name="P34">File manager<text:tab/>22</text:p>
          <text:p text:style-name="P34">CD recorder<text:tab/>23</text:p>
          <text:p text:style-name="P34">Activity log<text:tab/>23</text:p>
          <text:p text:style-name="P34">Desktop clock<text:tab/>23</text:p>
          <text:p text:style-name="P34">Calendar<text:tab/>24</text:p>
          <text:p text:style-name="P34">Singleton overlay window for short-lived On-Screen message Display (OSD)<text:tab/>24</text:p>
          <text:p text:style-name="P34">Desktop icon singleton<text:tab/>24</text:p>
          <text:p text:style-name="P34"><text:soft-page-break/>Screen shot utility for taking screen shots of the desktop or part of it<text:tab/>25</text:p>
          <text:p text:style-name="P34">Display a picture stored in a file or convert it to another format<text:tab/>25</text:p>
          <text:p text:style-name="P34">Input method editors for various language and keyboards<text:tab/>26</text:p>
          <text:p text:style-name="P34">File archiving application<text:tab/>26</text:p>
          <text:p text:style-name="P34">Tar processor (not on the GUI)<text:tab/>26</text:p>
          <text:p text:style-name="P33">Developer tools<text:tab/>26</text:p>
          <text:p text:style-name="P34">The program editing tool listed above with an integrated compiler<text:tab/>26</text:p>
          <text:p text:style-name="P34">Shell<text:tab/>26</text:p>
          <text:p text:style-name="P34">Search tool for searching a text stretch in a selection of files<text:tab/>27</text:p>
          <text:p text:style-name="P34">Search/replace tool for a text stretch in a selection of files (not on the GUI)<text:tab/>28</text:p>
          <text:p text:style-name="P34">Text comparison tool for comparing two texts in parallel (Left and Right)<text:tab/>28</text:p>
          <text:p text:style-name="P34">Text comparison tool (not on the GUI)<text:tab/>28</text:p>
          <text:p text:style-name="P34">Decoder of binary executable code<text:tab/>29</text:p>
          <text:p text:style-name="P34">Component viewer<text:tab/>29</text:p>
          <text:p text:style-name="P33">Communication<text:tab/>29</text:p>
          <text:p text:style-name="P34">FTP client GUI, extension of FTPClient.Mod<text:tab/>29</text:p>
          <text:p text:style-name="P34">FTP server<text:tab/>30</text:p>
          <text:p text:style-name="P34">VNC client<text:tab/>30</text:p>
          <text:p text:style-name="P34">VNC server viewer, extension of VNCServer<text:tab/>30</text:p>
          <text:p text:style-name="P34">Synergy client<text:tab/>31</text:p>
          <text:p text:style-name="P34">BlueTerminal for V24 communication<text:tab/>31</text:p>
          <text:p text:style-name="P34">Telnet VT100 terminal<text:tab/>32</text:p>
          <text:p text:style-name="P34">IMAP/SMTP mail client<text:tab/>32</text:p>
          <text:p text:style-name="P33">Multimedia<text:tab/>32</text:p>
          <text:p text:style-name="P34">Sound cards/chips for which a driver exists<text:tab/>32</text:p>
          <text:p text:style-name="P34">Sound mixer<text:tab/>33</text:p>
          <text:p text:style-name="P34">Ogg Vorbis player<text:tab/>33</text:p>
          <text:p text:style-name="P34">Television viewer<text:tab/>33</text:p>
          <text:p text:style-name="P34">Teletext viewer<text:tab/>33</text:p>
          <text:p text:style-name="P33">System inspection and performance measurement<text:tab/>33</text:p>
          <text:p text:style-name="P34">TCP tracker<text:tab/>34</text:p>
          <text:p text:style-name="P34">Objects tracker<text:tab/>34</text:p>
          <text:p text:style-name="P34">Module state inspector<text:tab/>34</text:p>
          <text:p text:style-name="P34">USB hardware inspector<text:tab/>34</text:p>
          <text:p text:style-name="P34">System performance monitor<text:tab/>35</text:p>
          <text:p text:style-name="P34">Event log<text:tab/>35</text:p>
          <text:p text:style-name="P34">Keyboard key code inspector<text:tab/>35</text:p>
          <text:p text:style-name="P33">Example programs<text:tab/>35</text:p>
          <text:p text:style-name="P33">Demonstration<text:tab/>36</text:p>
          <text:p text:style-name="P34">Vectorized/rasterized 3D menu<text:tab/>36</text:p>
          <text:p text:style-name="P34">3D viewer<text:tab/>37</text:p>
          <text:p text:style-name="P34">Slide show<text:tab/>37</text:p>
          <text:p text:style-name="P34">Fractal<text:tab/>37</text:p>
          <text:p text:style-name="P34">Turing<text:tab/>37</text:p>
          <text:p text:style-name="P34">Fractal voxel ray tracer<text:tab/>38</text:p>
          <text:p text:style-name="P33">Games<text:tab/>38</text:p>
          <text:p text:style-name="P34">Tetris<text:tab/>38</text:p>
          <text:p text:style-name="P34">Tetris client of a Tetris server<text:tab/>38</text:p>
          <text:p text:style-name="P34">Tetris server (extension of VNCServer.Mod)<text:tab/>39</text:p>
          <text:p text:style-name="P34">Bimso<text:tab/>39</text:p>
          <text:p text:style-name="P34"><text:soft-page-break/>Color (or Colored) lines<text:tab/>39</text:p>
          <text:p text:style-name="P33">Fun on the desktop<text:tab/>39</text:p>
          <text:p text:style-name="P34">Animated images<text:tab/>40</text:p>
          <text:p text:style-name="P34">Christmas snow<text:tab/>40</text:p>
        </text:index-body>
      </text:table-of-content>
      <text:p text:style-name="P20"/>
      <text:p text:style-name="P30"/>
      <text:p text:style-name="P20"><text:span text:style-name="T6">Suggestion:</text:span> if a consensus can be reached on a suitable application classification, reflect that in the Release.Tool text, a core document for building a release and by the way used extensively for producing this paper. Being so important, it seems appropriate to structure it in a way that it can serve as prime documentation source.</text:p>
      <text:p text:style-name="Standard"/>
      <text:p text:style-name="P20">Each application (not all yet!) is described in a table:</text:p>
      <text:p text:style-name="P20"/>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Description of the application which manifests itself (ususally)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either by executing a command but in many cases by clicking on an active button (yet another visual component).</text:p>
          </table:table-cell>
        </table:table-row>
        <table:table-row>
          <table:table-cell table:style-name="Tabelle3.A2" office:value-type="string">
            <text:p text:style-name="P10">Stop</text:p>
          </table:table-cell>
          <table:table-cell table:style-name="Tabelle3.B2" office:value-type="string">
            <text:p text:style-name="P4">How to stop an application. In many cases, it suffices to close the application window. None of the modules involved is unloaded.</text:p>
            <text:p text:style-name="P4">Also how unload the top level modules involved, thereby closing all similar windows. In a few cases more than one module is participating to the application. The top module comes first, that is in the order in which to unload them orderly.</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is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able:table-cell>
        </table:table-row>
      </table:table>
      <text:p text:style-name="P20"><text:s/></text:p>
      <text:p text:style-name="P20">The aim is to keep the description short, simple, uniform and informative. We'll try harder.</text:p>
      <text:p text:style-name="P20"/>
      <text:p text:style-name="P20"><text:span text:style-name="T6">Remark:</text:span> Some of these applications are not available in WinAos. These are: to do....</text:p>
      <text:p text:style-name="Standard"/>
      <text:h text:style-name="P40" text:outline-level="1">Desktop and desktop navigation</text:h>
      <text:p text:style-name="P20"/>
      <text:p text:style-name="P20">When A2 starts, the desktop shows at least the Main menu (see below) and maybe a <text:s/>number of windows depending on how the system is customized (next paragraph) and depending on the number of restorable applications were active when the desktop was stored.</text:p>
      <text:p text:style-name="P20"/>
      <text:p text:style-name="P20">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0"/>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ext:soft-page-break/>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0"><text:s/></text:p>
      <text:p text:style-name="P20">The Meta key may be substituted by Alt-Shift. Alt-Shift must be used in the case (1) and (2) in WinAos.</text:p>
      <text:p text:style-name="P20"/>
      <text:p text:style-name="P20">Under all circumstances, the Main menu, documented in a follow-up section, remains in the left bottom corner of the view port.</text:p>
      <text:p text:style-name="P20"/>
      <text:p text:style-name="P20">These are the basics of the desktop navigation. More about navigation later on.</text:p>
      <text:p text:style-name="P20"/>
      <text:h text:style-name="P40" text:outline-level="1">A2 customization with Configuration.XML</text:h>
      <text:p text:style-name="P20"/>
      <text:p text:style-name="P21">An A2 distribution is conditioned in many ways by the Configuration.XML file (and its shadow copy Save.Configuration.XML). This file has the following structure:</text:p>
      <text:p text:style-name="P21"/>
      <text:p text:style-name="P29">&lt;?xml version="1.0" encoding="UTF-8" standalone='yes'?&gt;<text:line-break/><text:tab/><text:line-break/>&lt;!-- Aos configuration --&gt;</text:p>
      <text:p text:style-name="P29"><text:tab/>&lt;Config&gt;</text:p>
      <text:p text:style-name="P29"><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21"/>
      <text:p text:style-name="P21">with sections and sub-section for specifying such things as: localization, supported file systems, autostart commands, codecs, etc.</text:p>
      <text:p text:style-name="P21"/>
      <text:p text:style-name="P21">Both files are part of the A2 delivery. Whenever a modification is desired or needed:</text:p>
      <text:p text:style-name="P21"/>
      <text:list xml:id="list30221628" text:style-name="L1">
        <text:list-item>
          <text:p text:style-name="P36">edit the configuration with, for example, Notepad.OpenAscii Configuration.XML ~ <text:s/>or, even easier, use the “Configuration” button in the Main menu,</text:p>
        </text:list-item>
        <text:list-item>
          <text:p text:style-name="P36">save the configuration, and</text:p>
        </text:list-item>
        <text:list-item>
          <text:p text:style-name="P36">execute Configuration.Init ~ to finalize the change.</text:p>
        </text:list-item>
      </text:list>
      <text:p text:style-name="P21"/>
      <text:p text:style-name="P21">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text:soft-page-break/>fatal.</text:p>
      <text:p text:style-name="P21"/>
      <text:p text:style-name="P21">The important Autostart section (this is an example):</text:p>
      <text:p text:style-name="P21"><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1"><text:span text:style-name="T7"><text:tab/><text:tab/>&lt;/Section&gt;</text:span><text:line-break/><text:tab/></text:p>
      <text:p text:style-name="P21">may contain a collection of commands that the user wants to let the system execute automatically when A2 starts, for example some of the commands described in the remaining of this text. </text:p>
      <text:p text:style-name="P21"/>
      <text:h text:style-name="P40" text:outline-level="1">Installation</text:h>
      <text:p text:style-name="P20"/>
      <text:h text:style-name="Heading_20_2" text:outline-level="2">Installer</text:h>
      <text:p text:style-name="P20"/>
      <text:p text:style-name="P20">made of WMInstaller.Mod, WMInstaller.tar and</text:p>
      <text:p text:style-name="P20">Installer.Mod, InstallerPackages.XML</text:p>
      <text:p text:style-name="P20"/>
      <text:p text:style-name="P20">At the end of Installer.Mod correct Packages.XML to InstallerPackages.XML and delete the creation of Install.Tar<text:line-break/></text:p>
      <text:h text:style-name="Heading_20_2" text:outline-level="2">Partitions framework</text:h>
      <text:p text:style-name="P20"/>
      <text:p text:style-name="P20">made of: WMPartitions.Mod, WMPartitionsComponents.Mod, WMPartitionsPlugins.Mod</text:p>
      <text:p text:style-name="P20">and Partitions.Mod, PartitionsLib.Mod</text:p>
      <text:p text:style-name="P20"/>
      <text:p text:style-name="P20">and the partition editor made of:</text:p>
      <text:p text:style-name="P20">PartitionEditor.Mod, PartitionEditorComponents.Mod, PartitionEditorTable.Mod</text:p>
      <text:p text:style-name="P20"/>
      <text:h text:style-name="P40" text:outline-level="1">Desktop and customization</text:h>
      <text:h text:style-name="Heading_20_2" text:outline-level="2">Main menu</text:h>
      <text:p text:style-name="P20"/>
      <text:p text:style-name="P20">Presents a selection of some of the GUI applications in form of a two-level hierarchy of buttons which, when clicked with the left mouse button, execute commands behind the scene. A GUI state change then results such as:</text:p>
      <text:p text:style-name="P20"><text:tab/>on the first level, showing the next level in the button hierarchy or</text:p>
      <text:p text:style-name="P20"><text:tab/>on the 2<text:span text:style-name="T2">nd</text:span> level, starting an application in a GUI window.</text:p>
      <text:p text:style-name="P20"/>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text:p>
            <text:p text:style-name="P5"><text:soft-page-break/>If the menu is not visible (windows are placed on top of the menu),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Do not attempt to remove the command!</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18">MainMenu.Mod, StartMenu.Mod, MenuPagexy.XML (xy takes the values 00,10, 20, 30, 40, 50, 60, 70, 80,90, all of which are reserved for the release)</text:p>
          </table:table-cell>
        </table:table-row>
      </table:table>
      <text:p text:style-name="P20"/>
      <text:h text:style-name="Heading_20_2" text:outline-level="2">Desktop save/restore mechanism<text:span text:style-name="T1"> (not on the GUI)</text:span></text:h>
      <text:p text:style-name="P20"/>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26">WMRestorable.Mod Release.Auto.dsk (why not call it Build.Auto.dsk ?)</text:p>
          </table:table-cell>
        </table:table-row>
      </table:table>
      <text:p text:style-name="P20"/>
      <text:h text:style-name="Heading_20_2" text:outline-level="2">Virtual desktop navigate commands</text:h>
      <text:p text:style-name="P20"/>
      <text:p text:style-name="P20">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0"/>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oft-page-break/><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text:p>
          </table:table-cell>
        </table:table-row>
      </table:table>
      <text:p text:style-name="P20"/>
      <text:h text:style-name="Heading_20_2" text:outline-level="2">Hot key definitions for controlling the GUI</text:h>
      <text:p text:style-name="P20"/>
      <text:p text:style-name="P20">Hot key definitions bind program functions to a single keystroke or a few keystrokes saving the user time. It is the user's prerogative to establish such bindings in <text:s/>an XML file according to the following abstract syntax:</text:p>
      <text:p text:style-name="P20"/>
      <text:p text:style-name="P18">&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0"/>
      <text:p text:style-name="P20">Here follows a sample of concrete syntax:</text:p>
      <text:p text:style-name="P18"><text:soft-page-break/>&lt;HotKeys&gt;<text:line-break/><text:line-break/><text:tab/>&lt;!-- Standard hot keys (don't change) --&gt;<text:line-break/><text:tab/>&lt;HotKey name="Show Hotkeys" keys="F11" command="HotKeys.Show"/&gt;<text:line-break/><text:tab/>&lt;HotKey name="Disable Hotkeys" keys="F12" command="SystemTools.Free HotKeys"/&gt;</text:p>
      <text:p text:style-name="P18">...</text:p>
      <text:p text:style-name="P20"><text:span text:style-name="T7">&lt;/HotKeys&gt;</text:span><text:line-break/></text:p>
      <text:p text:style-name="P20">Warning: this tool allows definitions that can render A2 unusable. Have always a hot key bound to SystemTools.Free HotKeys.</text:p>
      <text:p text:style-name="P20"/>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text:p>
          </table:table-cell>
        </table:table-row>
      </table:table>
      <text:p text:style-name="P20"/>
      <text:p text:style-name="P20">The HotKeys.XML file included proposes the following bindings:</text:p>
      <text:p text:style-name="P20"/>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text:soft-page-break/>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text:p>
          </table:table-cell>
          <table:table-cell table:style-name="Tabelle84.C3" office:value-type="string">
            <text:p text:style-name="P4">Open Navigation</text:p>
          </table:table-cell>
        </table:table-row>
        <table:table-row>
          <table:table-cell table:style-name="Tabelle84.A3" office:value-type="string">
            <text:p text:style-name="P2">Ctrl+Alt+Down</text:p>
          </table:table-cell>
          <table:table-cell table:style-name="Tabelle84.A3" office:value-type="string">
            <text:p text:style-name="P4">WMNavigate.Close</text:p>
          </table:table-cell>
          <table:table-cell table:style-name="Tabelle84.C3" office:value-type="string">
            <text:p text:style-name="P4">Close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0"/>
      <text:h text:style-name="Heading_20_2" text:outline-level="2">Navigator</text:h>
      <text:p text:style-name="P20"/>
      <text:p text:style-name="P20">The Navigator presents, in a single small window (sized 400*200 pixels), an overview of approximately 2*3 view ports around the standard view port scaled down like this:</text:p>
      <text:p text:style-name="P20"/>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ext:soft-page-break/>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0"/>
      <text:p text:style-name="P20">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0"/>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0"/>
      <text:h text:style-name="Heading_20_2" text:outline-level="2">Skin editor</text:h>
      <text:p text:style-name="P24"/>
      <text:p text:style-name="P24">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0"/>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27">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0"/>
      <text:p text:style-name="P20">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ext:soft-page-break/>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0"/>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0"/>
      <text:h text:style-name="Heading_20_3" text:outline-level="3">Bluebottle Skin Language (BSL) definition</text:h>
      <text:p text:style-name="P18"/>
      <text:p text:style-name="P18">The information stored in a .XML file describes the values to assign to properties of the visual components used in the composition of the GUI and has 4 parts, starting with meta data:</text:p>
      <text:p text:style-name="P18"/>
      <text:p text:style-name="P18">skin{</text:p>
      <text:p text:style-name="P18"><text:tab/>meta{</text:p>
      <text:p text:style-name="P18"><text:tab/><text:tab/>name : “&lt;skin name&gt;”;</text:p>
      <text:p text:style-name="P18"><text:tab/><text:tab/>description : “&lt;skin description&gt;”;</text:p>
      <text:p text:style-name="P18"><text:tab/><text:tab/>author : “&lt;author name&gt;”;</text:p>
      <text:p text:style-name="P18"><text:tab/><text:tab/>date: “&lt;creation date&gt;”;</text:p>
      <text:p text:style-name="P18"><text:tab/>}</text:p>
      <text:p text:style-name="P18">window{ … window frame definition</text:p>
      <text:p text:style-name="P18">}</text:p>
      <text:p text:style-name="P18">cursor{ … cursor definition</text:p>
      <text:p text:style-name="P18">}</text:p>
      <text:p text:style-name="P18">component{ … GUI components definition: button, scrollbar, etc.</text:p>
      <text:p text:style-name="P18">}</text:p>
      <text:p text:style-name="P18">}</text:p>
      <text:p text:style-name="P20"/>
      <text:h text:style-name="Heading_20_2" text:outline-level="2">Skin engine <text:span text:style-name="T1">(not on the GUI)</text:span></text:h>
      <text:p text:style-name="P20"/>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text:soft-page-break/>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0"/>
      <text:h text:style-name="Heading_20_2" text:outline-level="2">Skin loader</text:h>
      <text:p text:style-name="P20"/>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2">Name</text:p>
                </table:table-cell>
                <table:table-cell table:style-name="Tabelle31.B1" office:value-type="string">
                  <text:p text:style-name="P32">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2">Name</text:p>
                </table:table-cell>
                <table:table-cell table:style-name="Tabelle77.B1" office:value-type="string">
                  <text:p text:style-name="P32">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0"/>
      <text:p text:style-name="P20">Soren Renner, an OCP participant, developed srskin.skin, adapted from Thomas Frey's traditional.skin.</text:p>
      <text:p text:style-name="P20"><text:soft-page-break/></text:p>
      <text:h text:style-name="Heading_20_2" text:outline-level="2">Backdrop installer</text:h>
      <text:p text:style-name="P20"/>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0"/>
      <text:h text:style-name="Heading_20_2" text:outline-level="2">Backdrop loader</text:h>
      <text:p text:style-name="P20"/>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2">Name</text:p>
                </table:table-cell>
                <table:table-cell table:style-name="Tabelle33.B1" office:value-type="string">
                  <text:p text:style-name="P32">Filename</text:p>
                </table:table-cell>
              </table:table-row>
              <table:table-row>
                <table:table-cell table:style-name="Tabelle33.A2" office:value-type="string">
                  <text:p text:style-name="P13">Mars</text:p>
                </table:table-cell>
                <table:table-cell table:style-name="Tabelle33.B2" office:value-type="string">
                  <text:p text:style-name="P27">mars.png</text:p>
                </table:table-cell>
              </table:table-row>
              <table:table-row>
                <table:table-cell table:style-name="Tabelle33.A2" office:value-type="string">
                  <text:p text:style-name="P13">Bluebottle</text:p>
                </table:table-cell>
                <table:table-cell table:style-name="Tabelle33.B2" office:value-type="string">
                  <text:p text:style-name="P27">BluebottlePic0.png</text:p>
                </table:table-cell>
              </table:table-row>
              <table:table-row>
                <table:table-cell table:style-name="Tabelle33.A2" office:value-type="string">
                  <text:p text:style-name="P13">Saas Fee</text:p>
                </table:table-cell>
                <table:table-cell table:style-name="Tabelle33.B2" office:value-type="string">
                  <text:p text:style-name="P27">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0"/>
      <text:h text:style-name="P40" text:outline-level="1">Editors and font services</text:h>
      <text:p text:style-name="P21"/>
      <text:p text:style-name="P21">The font name, size (in points) and style (normal, bold, italic) of text appearing in GUI components is determined by the section “WindowManager” in Configuration.XML:</text:p>
      <text:p text:style-name="P21"/>
      <text:p text:style-name="P19"><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19"><text:tab/><text:tab/><text:tab/>…</text:p>
      <text:p text:style-name="P19"><text:tab/><text:tab/>&lt;/Section&gt;</text:p>
      <text:p text:style-name="P21"/>
      <text:p text:style-name="P21">An A2 distribution is conditioned to use the “Oberon” font of size 12. Whenever a different font, size or style is preferred, edit Configuration.XML as described earlier. This lets <text:soft-page-break/>customize the appearance of text in window titles, button captions, dialog boxes, list entries, editors, etc.</text:p>
      <text:p text:style-name="P21"/>
      <text:p text:style-name="P21">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1"/>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1"/>
      <text:p text:style-name="P21">The “FontLoaders” sub-section of the Configuration.XML file dictates which font loaders must be made available to the running A2 system.</text:p>
      <text:p text:style-name="P21"/>
      <text:p text:style-name="P19">&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1"/>
      <text:p text:style-name="P22">When that section is missing in Configuration.XML, the system reports in the Kernel Log:</text:p>
      <text:p text:style-name="P19">“WindowManager.FontManager subsection missing in Configuration. Running on defaults” and</text:p>
      <text:p text:style-name="P19">“Using embedded font”</text:p>
      <text:p text:style-name="P21"/>
      <text:h text:style-name="Heading_20_2" text:outline-level="2"><text:soft-page-break/>Simple text editor</text:h>
      <text:p text:style-name="P21"/>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6"/>
      <text:h text:style-name="Heading_20_3" text:outline-level="3">Editing with mouse commands</text:h>
      <text:p text:style-name="P16"/>
      <text:p text:style-name="P16">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6">For a 2-button mouse, considered to have only ML and MR, MM can be simulated by a Ctrl+MR combination, after having modified the configuration string MB – </text:p>
      <text:p text:style-name="P16">see http://www.ocp.inf.ethz.ch/wiki/Documentation/Configuration#toc12</text:p>
      <text:p text:style-name="P16"/>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6"><text:soft-page-break/></text:p>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6"/>
      <text:h text:style-name="Heading_20_3" text:outline-level="3">Editing with keyboard commands</text:h>
      <text:p text:style-name="P16"/>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6"/>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6"/>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ext:soft-page-break/>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6"/>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6"/>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6"/>
      <text:h text:style-name="Heading_20_2" text:outline-level="2">Program editing and compilation tool</text:h>
      <text:p text:style-name="P21"/>
      <text:p text:style-name="P21">made of: PET.Mod and PETIcons.tar</text:p>
      <text:p text:style-name="P21">capable of displaying a source module tree and an XML tree.</text:p>
      <text:p text:style-name="P21"/>
      <text:h text:style-name="Heading_20_2" text:outline-level="2">Desktop publishing editor</text:h>
      <text:p text:style-name="P21"/>
      <text:p text:style-name="P21">made of: DTPEditor.Mod, DTPData, DTPUtilities, DTPView.Mod, DTPText.Mod. DTPRect.Mod, DTPImage.Mod</text:p>
      <text:p text:style-name="P21"/>
      <text:h text:style-name="Heading_20_2" text:outline-level="2">Text style tool (font, font size, color, etc.)</text:h>
      <text:p text:style-name="P21"/>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soft-pag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1"/>
      <text:h text:style-name="Heading_20_2" text:outline-level="2">Useful hot keys commands <text:span text:style-name="T1">(not on the GUI)</text:span></text:h>
      <text:p text:style-name="P21"/>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1"/>
      <text:h text:style-name="Heading_20_2" text:outline-level="2">OpenType True Type Fonts (TTF) detector <text:span text:style-name="T1">(not on the GUI)</text:span></text:h>
      <text:p text:style-name="P21"/>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3"/>
      <text:h text:style-name="Heading_20_3" text:outline-level="3"><text:soft-page-break/>Bitstream Vera</text:h>
      <text:p text:style-name="P21"/>
      <text:p text:style-name="P21">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1"/>
      <text:h text:style-name="Heading_20_3" text:outline-level="3">Scriptorium Benevento</text:h>
      <text:p text:style-name="P21"/>
      <text:p text:style-name="P21">Benevento from Scriptorium - <text:a xlink:type="simple" xlink:href="http://new.myfonts.com/foundry/scriptorium/">new.myfonts.com/foundry/scriptorium/</text:a> is a True Type font family with 3 fonts based on late Roman period Lombardic calligraphy.</text:p>
      <text:p text:style-name="P21"/>
      <text:h text:style-name="Heading_20_2" text:outline-level="2">Complete Unicode table</text:h>
      <text:p text:style-name="P21"/>
      <text:p text:style-name="P21">A large number of Unicode fonts are available from the Web. Alan Wood's Unicode Resources at <text:a xlink:type="simple" xlink:href="http://www.alanwood.net/unicode/fonts.html">www.alanwood.net/unicode/fonts.html</text:a> is a good starting point for exploring the subject.</text:p>
      <text:p text:style-name="P21"/>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1"/>
      <text:h text:style-name="Heading_20_2" text:outline-level="2">Unicode marker tool</text:h>
      <text:p text:style-name="P21"/>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ext:soft-page-break/>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1"/>
      <text:h text:style-name="Heading_20_2" text:outline-level="2">Cyberbit TTF downloader</text:h>
      <text:p text:style-name="P21"/>
      <text:p text:style-name="P21">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1"/>
      <text:p text:style-name="P21">A2 supports Unicode effectively: PET and Notepad are Unicode-savvy applications.</text:p>
      <text:p text:style-name="P21"/>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28">The font file Cyberbit.ZIP is downloaded and stored locally. Only this larger file is downloaded. Unzip it to obtain Cyberbit.ttf (Size is 13.4 MB)</text:p>
            <text:p text:style-name="P28">The complete Unicode table can be viewed by executing WMCharMap.Open ~</text:p>
            <text:p text:style-name="P28"/>
            <text:p text:style-name="P28">Documentation in:</text:p>
            <text:p text:style-name="P28">ftp://ftp.netscape.com/pub/communicator/extras/fonts/windows/ReadMe.htm</text:p>
            <text:p text:style-name="P28"/>
            <text:p text:style-name="P28">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1"/>
      <text:h text:style-name="Heading_20_3" text:outline-level="3">Bitstream Cyberbit</text:h>
      <text:p text:style-name="P21"/>
      <text:p text:style-name="P21">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1">It is a serif font with small finishing strokes at the end of the main stems, arms, and tails of characters (a sans-serif font does not have).</text:p>
      <text:p text:style-name="P21">Based on Bitstream's Dutch 801 BT font family, it is a Unicode True Type Font including many of the typographic characters for most of the world's languages according to Unicode 2.0 standards:</text:p>
      <text:p text:style-name="P19">Basic Latin/English letters (Latin)</text:p>
      <text:p text:style-name="P19">West European diacritics (Latin 1)</text:p>
      <text:p text:style-name="P19">Ligatures</text:p>
      <text:p text:style-name="P19">Central Europe (Latin 2)</text:p>
      <text:p text:style-name="P19">Baltic Rim (Latin 6)</text:p>
      <text:p text:style-name="P19">Turkish (Latin 5)</text:p>
      <text:p text:style-name="P19">Romanian</text:p>
      <text:p text:style-name="P19">Vietnamese</text:p>
      <text:p text:style-name="P19">Phonetic</text:p>
      <text:p text:style-name="P19">Cyrillic</text:p>
      <text:p text:style-name="P19">Greek Modern</text:p>
      <text:p text:style-name="P19">Arabic</text:p>
      <text:p text:style-name="P19"><text:soft-page-break/>Hebrew</text:p>
      <text:p text:style-name="P19">Thai</text:p>
      <text:p text:style-name="P19">Hanzi/Kanji (Chinese/Japanese/Korean)</text:p>
      <text:p text:style-name="P19">Other Open Type</text:p>
      <text:p text:style-name="P19">Dingbats/Symbols</text:p>
      <text:p text:style-name="P21"/>
      <text:p text:style-name="P21">Three separate files: Cyberbit.ttf (complete font), Cyberbase.ttf (Cyberbit without the CJK) and CyberbitCJK,ttf (CJK only) can be downloaded from Netscape by FTP: ftp://ftp.netscape.com/pub/communicator/extras/fonts/windows/</text:p>
      <text:p text:style-name="P21"/>
      <text:h text:style-name="Heading_20_2" text:outline-level="2">Hobbes' Chinese tool - Chinese character identifier</text:h>
      <text:p text:style-name="P21"/>
      <text:p text:style-name="P21">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1">Use WMFTPClient.Open ~ and connect to: <text:a xlink:type="simple" xlink:href="ftp://ftp.unicode.org/">ftp.unicode.org</text:a> signing-in as “anonymous” and password &lt;e-mail address&gt; then follow the path: /Public/zipped/5.1.0/Unihan.zip</text:p>
      <text:p text:style-name="P21"/>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1"/>
      <text:h text:style-name="Heading_20_2" text:outline-level="2">Chinese Composite Glyphs - CCG</text:h>
      <text:p text:style-name="P21"/>
      <text:p text:style-name="P21">Created by eForth Technology in Taiwan <text:a xlink:type="simple" xlink:href="http://www.eforth.com.tw/">http://www.eforth.com.tw/</text:a> </text:p>
      <text:p text:style-name="P21">Details in: <text:a xlink:type="simple" xlink:href="http://www.eforth.com.tw/CT/Efeditor/index1.html">http://www.eforth.com.tw/CT/Efeditor/index1.html</text:a></text:p>
      <text:p text:style-name="P21"/>
      <text:p text:style-name="P21"/>
      <text:h text:style-name="P40" text:outline-level="1">Utilities</text:h>
      <text:p text:style-name="P21"/>
      <text:h text:style-name="Heading_20_2" text:outline-level="2"><text:soft-page-break/>File manager</text:h>
      <text:p text:style-name="P21"/>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1"/>
      <text:h text:style-name="Heading_20_2" text:outline-level="2">CD recorder</text:h>
      <text:p text:style-name="P21"/>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1"/>
      <text:h text:style-name="Heading_20_2" text:outline-level="2">Activity log</text:h>
      <text:p text:style-name="P21"/>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1"/>
      <text:h text:style-name="Heading_20_2" text:outline-level="2"><text:soft-page-break/>Desktop clock</text:h>
      <text:p text:style-name="P20"/>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0"/>
      <text:h text:style-name="Heading_20_2" text:outline-level="2">Calendar</text:h>
      <text:p text:style-name="P21"/>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1"/>
      <text:h text:style-name="Heading_20_2" text:outline-level="2">Singleton overlay window for short-lived On-Screen message Display (OSD)</text:h>
      <text:p text:style-name="P21"/>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1"/>
      <text:h text:style-name="Heading_20_2" text:outline-level="2">Desktop icon singleton</text:h>
      <text:p text:style-name="P21"/>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ext:soft-page-break/>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5">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5"/>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1"/>
      <text:h text:style-name="Heading_20_2" text:outline-level="2">Screen shot utility for taking screen shots of the desktop or part of it</text:h>
      <text:p text:style-name="P21"/>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and saving it in a file.</text:p>
            <text:p text:style-name="P4">The saved snapshot can be viewed with: WMPicView.Open filename.bmp ~ and that command is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viewname is omitted the default view, that is the desktop is View#0, is used.</text:p>
            <text:p text:style-name="P4"/>
            <text:p text:style-name="P4">Examples:<text:line-break/>WMScreenShot.SnapShotView xyz.bmp ~<text:line-break/>WMScreenShot.SnapShotView xyz.bmp 100 100 ~<text:line-break/>WMScreenShot.SnapShotView xyz.bmp View#0 ~<text:line-break/>WMScreenShot.SnapShotView xyz.bmp View#0 200 200 ~<text:line-break/><text:line-break/>WMScreenShot.SnapShotRange filename width height [(left top) | (left top width height)] ~</text:p>
            <text:p text:style-name="P4">takes a snapshot of a display area, scales it to width and height, and stores it as a .bmp file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1"/>
      <text:h text:style-name="Heading_20_2" text:outline-level="2"><text:soft-page-break/>Display a picture stored in a file or convert it to another format</text:h>
      <text:p text:style-name="P21"/>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1"/>
      <text:h text:style-name="Heading_20_2" text:outline-level="2">Input method editors for various language and keyboards</text:h>
      <text:p text:style-name="P21"/>
      <text:h text:style-name="Heading_20_2" text:outline-level="2">File archiving application</text:h>
      <text:p text:style-name="P21"/>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1"/>
      <text:h text:style-name="Heading_20_2" text:outline-level="2">Tar processor <text:span text:style-name="T1">(not on the GUI)</text:span></text:h>
      <text:p text:style-name="P21"/>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1"/>
      <text:h text:style-name="P40" text:outline-level="1">Developer tools</text:h>
      <text:p text:style-name="P21"/>
      <text:h text:style-name="Heading_20_2" text:outline-level="2">The program editing tool listed above with an integrated compiler</text:h>
      <text:p text:style-name="P21"/>
      <text:h text:style-name="Heading_20_2" text:outline-level="2"><text:soft-page-break/>Shell</text:h>
      <text:p text:style-name="P21"/>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ext:soft-page-break/>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Shell.Alias</text:p>
          </table:table-cell>
        </table:table-row>
      </table:table>
      <text:p text:style-name="P21"/>
      <text:h text:style-name="Heading_20_2" text:outline-level="2">Search tool for searching a text stretch in a selection of files</text:h>
      <text:p text:style-name="P21"/>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1"><text:tab/><text:tab/></text:p>
      <text:h text:style-name="Heading_20_2" text:outline-level="2">Search/replace tool for a text stretch in a selection of files <text:span text:style-name="T1">(not on the GUI)</text:span></text:h>
      <text:p text:style-name="P21"/>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Example: <text:line-break/> <text:s text:c="2"/>SearchTools.Replace E:/Repository/source/*.Mod AosCommands Command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1"/>
      <text:h text:style-name="Heading_20_2" text:outline-level="2">Text comparison tool for comparing two texts in parallel (Left and Right)</text:h>
      <text:p text:style-name="P21"/>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blue on the right.. The total number of discrepancies is displayed at the bottom. The filenames appear in green when no difference is found and red otherwise.</text:p>
            <text:p text:style-name="P4">The two texts cannot be edited but after having edited any of them, its filename can be re-entered and the comparison done by hitting „Diff“.</text:p>
            <text:p text:style-name="P4">Is a GUI extension of DiffLib.Mod described below.</text:p>
          </table:table-cell>
        </table:table-row>
        <text:soft-page-break/>
        <table:table-row>
          <table:table-cell table:style-name="Tabelle69.A2" office:value-type="string">
            <text:p text:style-name="P10">Start</text:p>
          </table:table-cell>
          <table:table-cell table:style-name="Tabelle69.B2" office:value-type="string">
            <text:p text:style-name="P4">WMDiff.Open [&lt;filenameL&gt; &lt;filenameR&gt;] ~</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1"/>
      <text:h text:style-name="Heading_20_2" text:outline-level="2">Text comparison tool <text:span text:style-name="T1">(not on the GUI)</text:span></text:h>
      <text:p text:style-name="P21"/>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1"/>
      <text:h text:style-name="Heading_20_2" text:outline-level="2">Decoder of binary executable code</text:h>
      <text:p text:style-name="P21"/>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0"/>
      <text:h text:style-name="Heading_20_2" text:outline-level="2">Component viewer</text:h>
      <text:p text:style-name="P20"/>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Use as test bed when developing a visual component</text:p>
          </table:table-cell>
        </table:table-row>
        <table:table-row>
          <table:table-cell table:style-name="Tabelle5.A2" office:value-type="string">
            <text:p text:style-name="P10">Start</text:p>
          </table:table-cell>
          <table:table-cell table:style-name="Tabelle5.B2" office:value-type="string">
            <text:p text:style-name="P4">ComponentViewer.Open ~</text:p>
          </table:table-cell>
        </table:table-row>
        <table:table-row>
          <table:table-cell table:style-name="Tabelle5.A2" office:value-type="string">
            <text:p text:style-name="P10">Stop</text:p>
          </table:table-cell>
          <table:table-cell table:style-name="Tabelle5.B2" office:value-type="string">
            <text:p text:style-name="P4"/>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1"/>
      <text:h text:style-name="P40" text:outline-level="1">Communication</text:h>
      <text:p text:style-name="P20"/>
      <text:h text:style-name="Heading_20_2" text:outline-level="2">FTP client GUI, extension of FTPClient.Mod</text:h>
      <text:p text:style-name="P20"><text:tab/><text:tab/></text:p>
      <table:table table:name="Tabelle64" table:style-name="Tabelle64">
        <table:table-column table:style-name="Tabelle64.A"/>
        <table:table-column table:style-name="Tabelle64.B"/>
        <text:soft-page-break/>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0"/>
      <text:h text:style-name="Heading_20_2" text:outline-level="2">FTP server</text:h>
      <text:p text:style-name="P20"/>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FTP.Log, WebFTPUsers.dat</text:p>
          </table:table-cell>
        </table:table-row>
      </table:table>
      <text:p text:style-name="P20"/>
      <text:h text:style-name="Heading_20_2" text:outline-level="2">VNC client</text:h>
      <text:p text:style-name="P20"/>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ext:soft-page-break/>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0"/>
      <text:h text:style-name="Heading_20_2" text:outline-level="2">VNC server viewer, extension of VNCServer</text:h>
      <text:p text:style-name="P20"/>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0"/>
      <text:h text:style-name="Heading_20_2" text:outline-level="2">Synergy client</text:h>
      <text:p text:style-name="P20">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0">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0"/>
      <text:p text:style-name="P20">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0"/>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0"/>
      <text:h text:style-name="Heading_20_2" text:outline-level="2"><text:soft-page-break/>BlueTerminal for V24 communication</text:h>
      <text:p text:style-name="P20"/>
      <text:p text:style-name="P20">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0"/>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0"/>
      <text:h text:style-name="Heading_20_2" text:outline-level="2">Telnet VT100 terminal</text:h>
      <text:p text:style-name="P20"/>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0"/>
      <text:h text:style-name="Heading_20_2" text:outline-level="2">IMAP/SMTP mail client</text:h>
      <text:p text:style-name="P20"/>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should be named WMMail.Mod)</text:span></text:p>
          </table:table-cell>
        </table:table-row>
      </table:table>
      <text:p text:style-name="P20"/>
      <text:h text:style-name="P40" text:outline-level="1">Multimedia</text:h>
      <text:p text:style-name="P21"/>
      <text:h text:style-name="Heading_20_2" text:outline-level="2">Sound cards/chips for which a driver exists</text:h>
      <text:p text:style-name="P21"/>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2">Vendor / ID</text:p>
          </table:table-cell>
          <table:table-cell table:style-name="Tabelle98.A1" office:value-type="string">
            <text:p text:style-name="P32">Chip</text:p>
          </table:table-cell>
          <table:table-cell table:style-name="Tabelle98.A1" office:value-type="string">
            <text:p text:style-name="P32">DeviceID</text:p>
          </table:table-cell>
          <table:table-cell table:style-name="Tabelle98.A1" office:value-type="string">
            <text:p text:style-name="P32">Driver</text:p>
          </table:table-cell>
          <table:table-cell table:style-name="Tabelle98.E1" office:value-type="string">
            <text:p text:style-name="P32">Install command (*)</text:p>
          </table:table-cell>
        </table:table-row>
        <text:soft-page-break/>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17">ES1371</text:p>
            <text:p text:style-name="P17">ES1373</text:p>
            <text:p text:style-name="P17">5880 Audio PCI</text:p>
            <text:p text:style-name="P17">ES1371 on Creative SoundBlaster PCI 128</text:p>
          </table:table-cell>
          <table:table-cell table:style-name="Tabelle98.A2" office:value-type="string">
            <text:p text:style-name="P17">1371</text:p>
            <text:p text:style-name="P17">1373</text:p>
            <text:p text:style-name="P17">5880</text:p>
            <text:p text:style-name="P17">???</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17">YMF724</text:p>
            <text:p text:style-name="P17">YMF724F</text:p>
            <text:p text:style-name="P17">YMF740</text:p>
            <text:p text:style-name="P12">YMF740C</text:p>
            <text:p text:style-name="P12">YMF744</text:p>
            <text:p text:style-name="P12">YMF754</text:p>
          </table:table-cell>
          <table:table-cell table:style-name="Tabelle98.A2" office:value-type="string">
            <text:p text:style-name="P17">0004</text:p>
            <text:p text:style-name="P17">000D</text:p>
            <text:p text:style-name="P17">000A</text:p>
            <text:p text:style-name="P17">000C</text:p>
            <text:p text:style-name="P17">0010</text:p>
            <text:p text:style-name="P17">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1"/>
      <text:p text:style-name="P21"><text:tab/><text:tab/>(*) These commands can be launched automatically either:</text:p>
      <text:p text:style-name="P21"><text:tab/><text:tab/><text:tab/>by placing them in the Autostart section of Configuration.XML or</text:p>
      <text:p text:style-name="P21"><text:tab/><text:tab/><text:tab/>by inserting “Boot=PCITools.DetectHardware” in the Configuration strings</text:p>
      <text:p text:style-name="P21"/>
      <text:p text:style-name="P21"><text:span text:style-name="T6">Yamaha</text:span>: The driver requires the microcode YMF754.Bin for the controller and the DSP. The microcode can be retrieved from the Alsa server at:</text:p>
      <text:p text:style-name="P21"><text:a xlink:type="simple" xlink:href="ftp://ftp.alsa-project.org/pub/manuals/yamaha/pci/724hwmcode.c">ftp://ftp.alsa-project.org/pub/manuals/yamaha/pci/724hwmcode.c</text:a> </text:p>
      <text:p text:style-name="P21">and converted to YMF754.Bin by YMF754Util.Mod</text:p>
      <text:p text:style-name="P21"/>
      <text:h text:style-name="Heading_20_2" text:outline-level="2">Sound mixer</text:h>
      <text:p text:style-name="P20"/>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0"/>
      <text:h text:style-name="Heading_20_2" text:outline-level="2">Ogg Vorbis player</text:h>
      <text:p text:style-name="P20"/>
      <text:p text:style-name="P20">made of: WMOGGPlayer.Mod, OGGUtilities.Mod <text:s/>and OGGRadios.Text. The latter lists<text:line-break/><text:tab/><text:tab/>- URLs (pre-requisite: communication driver installed)<text:line-break/><text:tab/><text:tab/>- or local file names having .ogg as extension</text:p>
      <text:p text:style-name="P20"/>
      <text:p text:style-name="P20">Sound stream Ogg Vorbis Codec: <text:a xlink:type="simple" xlink:href="http://www.vorbis.org/">http://www.vorbis.org</text:a> and <text:a xlink:type="simple" xlink:href="http://vorbis.audiohq.de/">http://vorbis.audiohq.de</text:a> </text:p>
      <text:p text:style-name="P20">The stream server accessed are mostly based on icecast - <text:a xlink:type="simple" xlink:href="http://www.icecast.org/">http://www.icecast.org</text:a></text:p>
      <text:p text:style-name="P20"><text:a xlink:type="simple" xlink:href="http://www.icecast.org/"/></text:p>
      <text:h text:style-name="Heading_20_2" text:outline-level="2">Television viewer</text:h>
      <text:p text:style-name="P20"/>
      <text:p text:style-name="P20">made of: TV.Mod, TVDriver.Mod, TVChannels.Mod and TVChannels.XML, and requires the installation of the driver BT848.Mod</text:p>
      <text:p text:style-name="P20">The BT848 chip (found on Hauppauge cards) is since long antiquated and difficult to <text:soft-page-break/>acquire. Support for modern hardware (for instance with USB interface) is demanded.</text:p>
      <text:p text:style-name="P20"/>
      <text:h text:style-name="Heading_20_2" text:outline-level="2">Teletext viewer</text:h>
      <text:p text:style-name="P20"/>
      <text:p text:style-name="P20">for the same hardware (not all Hauppauge cards have a teletext decoder) made of: TeletextViewer.Mod, TeletextFont.Mod, TeletextBrowser.Mod and teletext.bfnt</text:p>
      <text:p text:style-name="P23"/>
      <text:h text:style-name="P40" text:outline-level="1">System inspection and performance measurement</text:h>
      <text:p text:style-name="P23"/>
      <text:h text:style-name="Heading_20_2" text:outline-level="2">TCP tracker</text:h>
      <text:p text:style-name="P20"/>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0"/>
      <text:h text:style-name="Heading_20_2" text:outline-level="2">Objects tracker</text:h>
      <text:p text:style-name="P20"/>
      <table:table table:name="Tabelle32" table:style-name="Tabelle32">
        <table:table-column table:style-name="Tabelle32.A"/>
        <table:table-column table:style-name="Tabelle32.B"/>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0"/>
      <text:h text:style-name="Heading_20_2" text:outline-level="2">Module state inspector</text:h>
      <text:p text:style-name="P20"/>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lt;modulename&gt;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0"><text:soft-page-break/></text:p>
      <text:h text:style-name="Heading_20_2" text:outline-level="2">USB hardware inspector</text:h>
      <text:p text:style-name="P20"/>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able listing the detected Usb devices appears in a desktop window. Uses the data file WMUsbInfo.tar</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Components</text:p>
          </table:table-cell>
          <table:table-cell table:style-name="Tabelle35.B2" office:value-type="string">
            <text:p text:style-name="P12">WMUsbInfo.Mod</text:p>
          </table:table-cell>
        </table:table-row>
      </table:table>
      <text:p text:style-name="P20"/>
      <text:h text:style-name="Heading_20_2" text:outline-level="2">System performance monitor</text:h>
      <text:p text:style-name="P20"/>
      <text:p text:style-name="P20">made of: WMPerfMon.Mod ++</text:p>
      <text:p text:style-name="P20"/>
      <text:h text:style-name="Heading_20_2" text:outline-level="2">Event log</text:h>
      <text:p text:style-name="P20"/>
      <text:p text:style-name="P20">made of: WMEventLog.Mod</text:p>
      <text:p text:style-name="P20"/>
      <text:h text:style-name="Heading_20_2" text:outline-level="2">Keyboard key code inspector</text:h>
      <text:p text:style-name="P20"/>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 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text:p>
            <text:p text:style-name="P12">WMKeyCode.StopLog ~</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0"/>
      <text:h text:style-name="P40" text:outline-level="1">Example programs</text:h>
      <text:p text:style-name="P20"/>
      <text:p text:style-name="P20">The program names should be structured alike for easy retrieval as a group.</text:p>
      <text:p text:style-name="P20"/>
      <text:p text:style-name="P20">A text writer (not a full-fledged editor) program made of: ExampleTextWriter.Mod</text:p>
      <text:p text:style-name="P20"/>
      <text:p text:style-name="P20">A hand-drawing example program made of: WMScribble.Mod</text:p>
      <text:p text:style-name="P20"><text:soft-page-break/></text:p>
      <text:p text:style-name="P20">A graphics example program made of: WMGraphics.Mod (uses BluebottlePic0.png)</text:p>
      <text:p text:style-name="P20"/>
      <text:p text:style-name="P20">A simple program for testing a few WM components made of: TestComponents.Mod</text:p>
      <text:p text:style-name="P20"/>
      <text:p text:style-name="P20">Drag and drop test program</text:p>
      <text:p text:style-name="P20"/>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0"/>
      <text:p text:style-name="P20">An example program for testing WM tree components as are used in PET, made of: TestTrees.Mod</text:p>
      <text:p text:style-name="P20"/>
      <text:p text:style-name="P20">WMPieMenu test program</text:p>
      <text:p text:style-name="P20"/>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text:p>
          </table:table-cell>
        </table:table-row>
        <table:table-row>
          <table:table-cell table:style-name="Tabelle1.A2" office:value-type="string">
            <text:p text:style-name="P10">Start</text:p>
          </table:table-cell>
          <table:table-cell table:style-name="Tabelle1.B2" office:value-type="string">
            <text:p text:style-name="P12">PieTest.Open ~ <text:s/>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0"/>
      <text:p text:style-name="P20">An example program for testing WM menu components made of: TestMenu.Mod, WMMenus.Mod using Menu.XML</text:p>
      <text:p text:style-name="P20"/>
      <text:p text:style-name="P20">A component system test bed in form of Christmas presents to be clicked on, made of: PresentViewer.Mod (name it WM...) using XmasMenu.XML and present.tar (Name that Present.tar!)</text:p>
      <text:p text:style-name="P20"/>
      <text:p text:style-name="P20">An example program for component windows made of: MenuEdit.Mod using present.tar</text:p>
      <text:p text:style-name="P20"/>
      <text:p text:style-name="P20">Mail reader</text:p>
      <text:p text:style-name="P20"/>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0"/>
      <text:h text:style-name="P40" text:outline-level="1">Demonstration</text:h>
      <text:p text:style-name="P20"/>
      <text:h text:style-name="Heading_20_2" text:outline-level="2"><text:soft-page-break/>Vectorized/rasterized 3D menu</text:h>
      <text:p text:style-name="P20"/>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 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18">W3dVectors.Mod, W3dMatrix.Mod, W3dGeometry.Mod, W3dAbstractWorld.Mod, W3dObjectGenerator.Mod, W3dRasterizer.Mod, W3dWorld.Mod, W3dExplorer, W3dClusterWatch, W3dMenu</text:p>
          </table:table-cell>
        </table:table-row>
      </table:table>
      <text:p text:style-name="P20"/>
      <text:h text:style-name="Heading_20_2" text:outline-level="2">3D viewer</text:h>
      <text:p text:style-name="P20"/>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18">W3dVectors.Mod, W3dMatrix.Mod, W3dGeometry.Mod, W3dAbstractWorld.Mod, W3dObjectGenerator.Mod, W3dRasterizer.Mod, W3dWorld.Mod, W3dExplorer.Mod</text:p>
          </table:table-cell>
        </table:table-row>
      </table:table>
      <text:p text:style-name="P20"/>
      <text:h text:style-name="Heading_20_2" text:outline-level="2">Slide show</text:h>
      <text:p text:style-name="P20"/>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0">Start</text:p>
          </table:table-cell>
          <table:table-cell table:style-name="Tabelle20.B2" office:value-type="string">
            <text:p text:style-name="P4">WMSlideshow.Open ~</text:p>
          </table:table-cell>
        </table:table-row>
        <table:table-row>
          <table:table-cell table:style-name="Tabelle20.A2" office:value-type="string">
            <text:p text:style-name="P10">Stop</text:p>
          </table:table-cell>
          <table:table-cell table:style-name="Tabelle20.B2" office:value-type="string">
            <text:p text:style-name="P4">Close the window. To clean up: SystemTools.Free WMSlideshow ~</text:p>
          </table:table-cell>
        </table:table-row>
        <table:table-row>
          <table:table-cell table:style-name="Tabelle20.A2" office:value-type="string">
            <text:p text:style-name="P10">Components</text:p>
          </table:table-cell>
          <table:table-cell table:style-name="Tabelle20.B2" office:value-type="string">
            <text:p text:style-name="P4">WMSlideshow.Mod</text:p>
          </table:table-cell>
        </table:table-row>
      </table:table>
      <text:p text:style-name="P20"/>
      <text:h text:style-name="Heading_20_2" text:outline-level="2"><text:soft-page-break/>Fractal</text:h>
      <text:p text:style-name="P20"/>
      <text:p text:style-name="P20">made of: FractalDemo.Mod, FractalDemo.XML</text:p>
      <text:p text:style-name="P20"/>
      <text:h text:style-name="Heading_20_2" text:outline-level="2">Turing</text:h>
      <text:p text:style-name="P20"/>
      <text:p text:style-name="P20">made of: TuringCoatWnd.Mod (name it WMTuring).</text:p>
      <text:p text:style-name="P20"/>
      <text:h text:style-name="Heading_20_2" text:outline-level="2">Fractal voxel ray tracer</text:h>
      <text:p text:style-name="P20"/>
      <text:p text:style-name="P20">A contribution of Soren Renner. Modules prefixed with “sr”</text:p>
      <text:p text:style-name="P20"/>
      <text:h text:style-name="P40" text:outline-level="1">Games</text:h>
      <text:p text:style-name="P20"/>
      <text:p text:style-name="P20">These are developed as additional program examples and not for using an A2 system as a gaming console. Games are of course welcome distractions and more would be welcome.</text:p>
      <text:p text:style-name="P20"/>
      <text:h text:style-name="Heading_20_2" text:outline-level="2">Tetris</text:h>
      <text:p text:style-name="P20"/>
      <text:p text:style-name="P20">Can serve as example of WMGraphics use.</text:p>
      <text:p text:style-name="P20"/>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0"/>
      <text:h text:style-name="Heading_20_2" text:outline-level="2">Tetris client of a Tetris server</text:h>
      <text:p text:style-name="P20"/>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text:soft-page-break/>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0"/>
      <text:h text:style-name="Heading_20_2" text:outline-level="2">Tetris server (extension of VNCServer.Mod)</text:h>
      <text:p text:style-name="P20"/>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0"/>
      <text:h text:style-name="Heading_20_2" text:outline-level="2">Bimso</text:h>
      <text:p text:style-name="P20"/>
      <text:p text:style-name="P20">Can serve as example of WMGraphics and WMDialogs use.</text:p>
      <text:p text:style-name="P20"/>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0"/>
      <text:h text:style-name="Heading_20_2" text:outline-level="2">Color (or Colored) lines</text:h>
      <text:p text:style-name="P20"/>
      <text:p text:style-name="P20">Can serve as example of WMGraphics and WMDialogs use.</text:p>
      <text:p text:style-name="P20"/>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oft-page-break/><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0"/>
      <text:h text:style-name="Heading_20_1" text:outline-level="1">Fun</text:h>
      <text:p text:style-name="P20"/>
      <text:h text:style-name="Heading_20_2" text:outline-level="2">Animated images</text:h>
      <text:p text:style-name="P20"/>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0"/>
      <text:h text:style-name="Heading_20_2" text:outline-level="2">Christmas snow</text:h>
      <text:p text:style-name="P20"/>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text:p>
          </table:table-cell>
        </table:table-row>
      </table:table>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0</text:page-number> of <text:page-count>40</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13T11:14:34.23</dc:date>
    <dc:creator>André Fischer</dc:creator>
    <meta:editing-duration>PT235H28M23S</meta:editing-duration>
    <meta:editing-cycles>453</meta:editing-cycles>
    <meta:generator>OpenOffice.org/3.0$Win32 OpenOffice.org_project/300m15$Build-9379</meta:generator>
    <meta:printed-by>André Fischer</meta:printed-by>
    <meta:print-date>2009-02-12T11:23:19.42</meta:print-date>
    <meta:document-statistic meta:table-count="85" meta:image-count="0" meta:object-count="0" meta:page-count="40" meta:paragraph-count="1564" meta:word-count="10490" meta:character-count="68237"/>
    <meta:user-defined meta:name="Info 1"/>
    <meta:user-defined meta:name="Info 2"/>
    <meta:user-defined meta:name="Info 3"/>
    <meta:user-defined meta:name="Info 4"/>
  </office:meta>
</office:document-meta>
</file>